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14" officeooo:paragraph-rsid="00004114"/>
    </style:style>
    <style:style style:name="P2" style:family="paragraph" style:parent-style-name="Standard">
      <style:text-properties officeooo:rsid="00018e0c" officeooo:paragraph-rsid="00018e0c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ff0000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66b3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1409a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ve aggregation 2020: </text:p>
      <text:p text:style-name="Standard"><text:a xlink:type="simple" xlink:href="https://drive.google.com/open?id=1Xz8t7SrdGd-0hLLhcAqeeyTuv98uMSQ1" text:style-name="Internet_20_link" text:visited-style-name="Visited_20_Internet_20_Link">https://drive.google.com/open?id=1Xz8t7SrdGd-0hLLhcAqeeyTuv98uMSQ1</text:a> </text:p>
      <text:p text:style-name="Standard"/>
      <text:p text:style-name="P2">Livres : </text:p>
      <text:p text:style-name="P3"><text:a xlink:type="simple" xlink:href="https://drive.google.com/drive/folders/1CPaEjKPQ1g-7l1AGasAJbuGBVO6fuLkQ?usp=sharing" text:style-name="Internet_20_link" text:visited-style-name="Visited_20_Internet_20_Link"><text:span text:style-name="T6">https://drive.google.com/drive/folders/1CPaEjKPQ1g-7l1AGasAJbuGBVO6fuLkQ?usp=sharing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27T18:21:09.005000000</dc:date>
    <meta:editing-duration>PT9M29S</meta:editing-duration>
    <meta:editing-cycles>2</meta:editing-cycles>
    <meta:document-statistic meta:table-count="0" meta:image-count="0" meta:object-count="0" meta:page-count="1" meta:paragraph-count="4" meta:word-count="7" meta:character-count="184" meta:non-whitespace-character-count="178"/>
  </office:meta>
</office:document-meta>
</file>